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1.5602">
            <text:p>$211.56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7402">
            <text:p>$234.74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4.2758">
            <text:p>$324.28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6/09/2013</text:date>, <text:time>19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6-09T19:11:50</dc:date>
    <meta:editing-cycles>485</meta:editing-cycles>
    <meta:editing-duration>PT155H18M38S</meta:editing-duration>
    <meta:document-statistic meta:table-count="1" meta:cell-count="854" meta:object-count="0"/>
  </office:meta>
</office:document-meta>
</file>